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automatic-styles>
    <style:style style:name="P1" style:parent-style-name="Обычный" style:master-page-name="MP0" style:family="paragraph">
      <style:paragraph-properties fo:break-before="page" fo:text-align="center"/>
      <style:text-properties style:font-name-asian="MS Mincho"/>
    </style:style>
    <style:style style:name="P2" style:parent-style-name="Обычный" style:family="paragraph">
      <style:text-properties style:font-name-asian="MS Mincho"/>
    </style:style>
    <style:style style:name="P3" style:parent-style-name="Обычный" style:family="paragraph">
      <style:text-properties style:font-name-asian="MS Mincho"/>
    </style:style>
    <style:style style:name="P4" style:parent-style-name="Обычный" style:family="paragraph">
      <style:text-properties style:font-name-asian="MS Mincho"/>
    </style:style>
    <style:style style:name="T5" style:parent-style-name="Основнойшрифтабзаца" style:family="text">
      <style:text-properties style:font-name-asian="MS Mincho"/>
    </style:style>
    <style:style style:name="P6" style:parent-style-name="Обычный" style:family="paragraph">
      <style:paragraph-properties fo:text-align="center"/>
    </style:style>
    <style:style style:name="T7" style:parent-style-name="Основнойшрифтабзаца" style:family="text">
      <style:text-properties style:font-name-asian="MS Mincho" fo:color="#000000"/>
    </style:style>
    <style:style style:name="T8" style:parent-style-name="Основнойшрифтабзаца" style:family="text">
      <style:text-properties style:font-name-asian="MS Mincho"/>
    </style:style>
    <style:style style:name="P9" style:parent-style-name="Обычный" style:family="paragraph">
      <style:paragraph-properties fo:text-align="center"/>
      <style:text-properties style:font-name-asian="MS Mincho" fo:color="#000000"/>
    </style:style>
    <style:style style:name="P10" style:parent-style-name="Обычный" style:family="paragraph">
      <style:paragraph-properties fo:text-align="center"/>
      <style:text-properties style:font-name-asian="MS Mincho" fo:color="#000000"/>
    </style:style>
    <style:style style:name="P11" style:parent-style-name="Обычный" style:family="paragraph">
      <style:paragraph-properties fo:text-align="center" fo:margin-bottom="0in" fo:background-color="#FFFFFF">
        <style:background-fill draw:fill="solid" draw:fill-color="#FFFFFF"/>
      </style:paragraph-properties>
      <style:text-properties style:font-name-asian="MS Mincho" fo:color="#000000"/>
    </style:style>
    <style:style style:name="P12" style:parent-style-name="Обычный" style:family="paragraph">
      <style:paragraph-properties fo:text-align="center" fo:margin-bottom="0in" fo:background-color="#FFFFFF">
        <style:background-fill draw:fill="solid" draw:fill-color="#FFFFFF"/>
      </style:paragraph-properties>
      <style:text-properties style:font-name-asian="MS Mincho" fo:color="#242B2E"/>
    </style:style>
    <style:style style:name="P13" style:parent-style-name="Обычный" style:family="paragraph">
      <style:paragraph-properties fo:text-align="center" fo:margin-bottom="0in" fo:background-color="#FFFFFF">
        <style:background-fill draw:fill="solid" draw:fill-color="#FFFFFF"/>
      </style:paragraph-properties>
      <style:text-properties style:font-name-asian="MS Mincho" fo:color="#242B2E"/>
    </style:style>
    <style:style style:name="P14" style:parent-style-name="Обычный" style:family="paragraph">
      <style:paragraph-properties fo:text-align="center" fo:margin-bottom="0in" fo:background-color="#FFFFFF">
        <style:background-fill draw:fill="solid" draw:fill-color="#FFFFFF"/>
      </style:paragraph-properties>
      <style:text-properties style:font-name-asian="MS Mincho" fo:color="#000000"/>
    </style:style>
    <style:style style:name="P15" style:parent-style-name="Обычный" style:family="paragraph">
      <style:paragraph-properties fo:text-align="center" fo:margin-bottom="0in" fo:background-color="#FFFFFF">
        <style:background-fill draw:fill="solid" draw:fill-color="#FFFFFF"/>
      </style:paragraph-properties>
    </style:style>
    <style:style style:name="T16" style:parent-style-name="Основнойшрифтабзаца" style:family="text">
      <style:text-properties style:font-name-asian="MS Mincho" fo:color="#242B2E"/>
    </style:style>
    <style:style style:name="P17" style:parent-style-name="Заголовок3" style:family="paragraph">
      <style:paragraph-properties fo:text-align="center" fo:margin-top="0in" fo:margin-bottom="0in" fo:line-height="698%" fo:background-color="#FFFFFF">
        <style:background-fill draw:fill="solid" draw:fill-color="#FFFFFF"/>
      </style:paragraph-properties>
      <style:text-properties style:font-name-complex="Arial" fo:color="#242B2E" fo:font-size="12pt" style:font-size-asian="12pt" style:font-size-complex="12pt"/>
    </style:style>
    <style:style style:name="T18" style:parent-style-name="Основнойшрифтабзаца" style:family="text">
      <style:text-properties style:font-name-asian="MS Mincho" fo:color="#242B2E"/>
    </style:style>
    <style:style style:name="T19" style:parent-style-name="Основнойшрифтабзаца" style:family="text">
      <style:text-properties style:font-name-asian="MS Mincho" fo:color="#242B2E"/>
    </style:style>
    <style:style style:name="P20" style:parent-style-name="Обычный" style:family="paragraph">
      <style:paragraph-properties fo:text-align="center"/>
    </style:style>
    <style:style style:name="T21" style:parent-style-name="Основнойшрифтабзаца" style:family="text">
      <style:text-properties style:font-name-asian="MS Mincho" fo:color="#000000"/>
    </style:style>
    <style:style style:name="T22" style:parent-style-name="Основнойшрифтабзаца" style:family="text">
      <style:text-properties style:font-name-asian="MS Mincho" fo:color="#242B2E"/>
    </style:style>
    <style:style style:name="P23" style:parent-style-name="Обычный" style:family="paragraph">
      <style:paragraph-properties fo:text-align="center"/>
      <style:text-properties style:font-name-asian="MS Mincho" fo:color="#242B2E"/>
    </style:style>
    <style:style style:name="P24" style:parent-style-name="Обычный" style:family="paragraph">
      <style:paragraph-properties fo:text-align="center"/>
    </style:style>
    <style:style style:name="T25" style:parent-style-name="Основнойшрифтабзаца" style:family="text">
      <style:text-properties style:font-name-asian="MS Mincho" fo:color="#000000"/>
    </style:style>
    <style:style style:name="T26" style:parent-style-name="Основнойшрифтабзаца" style:family="text">
      <style:text-properties style:font-name-asian="MS Mincho" fo:color="#242B2E"/>
    </style:style>
    <style:style style:name="P27" style:parent-style-name="Обычный" style:family="paragraph">
      <style:paragraph-properties fo:text-align="center"/>
      <style:text-properties style:font-name-asian="MS Mincho" fo:color="#242B2E"/>
    </style:style>
    <style:style style:name="P28" style:parent-style-name="Обычный" style:family="paragraph">
      <style:paragraph-properties fo:text-align="center"/>
    </style:style>
    <style:style style:name="T29" style:parent-style-name="Основнойшрифтабзаца" style:family="text">
      <style:text-properties style:font-name-asian="MS Mincho" fo:color="#000000"/>
    </style:style>
    <style:style style:name="T30" style:parent-style-name="Основнойшрифтабзаца" style:family="text">
      <style:text-properties style:font-name-asian="MS Mincho" fo:color="#242B2E"/>
    </style:style>
    <style:style style:name="P31" style:parent-style-name="Обычный" style:family="paragraph">
      <style:paragraph-properties fo:text-align="center"/>
      <style:text-properties style:font-name-asian="MS Mincho" fo:color="#242B2E"/>
    </style:style>
    <style:style style:name="P32" style:parent-style-name="Обычный" style:family="paragraph">
      <style:paragraph-properties fo:text-align="center"/>
    </style:style>
    <style:style style:name="T33" style:parent-style-name="Основнойшрифтабзаца" style:family="text">
      <style:text-properties style:font-name-asian="MS Mincho" fo:color="#000000"/>
    </style:style>
    <style:style style:name="T34" style:parent-style-name="Основнойшрифтабзаца" style:family="text">
      <style:text-properties style:font-name-asian="MS Mincho" fo:color="#242B2E"/>
    </style:style>
    <style:style style:name="P35" style:parent-style-name="Обычный" style:family="paragraph">
      <style:paragraph-properties fo:text-align="center"/>
      <style:text-properties style:font-name-asian="MS Mincho" fo:color="#242B2E"/>
    </style:style>
    <style:style style:name="P36" style:parent-style-name="Обычный" style:family="paragraph">
      <style:paragraph-properties fo:text-align="center"/>
      <style:text-properties style:font-name-asian="MS Mincho" fo:color="#242B2E"/>
    </style:style>
    <style:style style:name="P37" style:parent-style-name="Обычный" style:family="paragraph">
      <style:paragraph-properties fo:text-align="center"/>
      <style:text-properties style:font-name-asian="MS Mincho" fo:color="#000000"/>
    </style:style>
    <style:style style:name="P38" style:parent-style-name="Обычный" style:family="paragraph">
      <style:paragraph-properties fo:text-align="center"/>
    </style:style>
    <style:style style:name="T39" style:parent-style-name="Основнойшрифтабзаца" style:family="text">
      <style:text-properties style:font-name-asian="MS Mincho" fo:color="#242B2E"/>
    </style:style>
    <style:style style:name="P40" style:parent-style-name="Обычный" style:family="paragraph">
      <style:paragraph-properties fo:text-align="center" fo:margin-bottom="0in" fo:background-color="#FFFFFF">
        <style:background-fill draw:fill="solid" draw:fill-color="#FFFFFF"/>
      </style:paragraph-properties>
    </style:style>
    <style:style style:name="P41" style:parent-style-name="Обычный" style:family="paragraph">
      <style:paragraph-properties fo:text-align="center"/>
      <style:text-properties style:font-name-asian="MS Mincho" fo:color="#000000"/>
    </style:style>
    <style:style style:name="P42" style:parent-style-name="Обычный" style:family="paragraph">
      <style:text-properties fo:font-size="7pt" style:font-size-asian="7pt" style:font-size-complex="7pt"/>
    </style:style>
    <style:style style:name="P43" style:parent-style-name="Обычный" style:family="paragraph">
      <style:text-properties fo:font-size="7pt" style:font-size-asian="7pt" style:font-size-complex="7pt"/>
    </style:style>
  </office:automatic-styles>
  <office:body>
    <office:text text:use-soft-page-breaks="true">
      <text:p text:style-name="P1">Бурятская кухня</text:p>
      <text:p text:style-name="P2">Издревле бурятский народ кочевал по бескрайним степям и разводил скот. Поэтому весомую часть национальной кухни бурят занимает натуральная, здоровая пища — мясные и молочные продукты.</text:p>
      <text:p text:style-name="P3">В бурятской кухне множество блюд из мяса животных, которых разводят в домашнем хозяйстве. В летнее время ели баранину, зимой — конину и говядину, в межсезонье — выходили на охоту.<text:s/></text:p>
      <text:p text:style-name="P4">Основной вид мяса, которое едят в Бурятии — говядина. Также распространены баранина, конина и мясо яка, то есть мясо животных, которых выращивали при кочевом образе жизни.</text:p>
      <text:p text:style-name="Обычный"><text:span text:style-name="T5">Прародители бурят умело справлялись со скотоводством. Знали секреты правильного откорма скота, чтобы животные хорошо набирали массу. Могли хранить продукты без холодильника круглый год.</text:span><text:line-break/></text:p>
      <text:p text:style-name="P6"><text:span text:style-name="T7">Борсо</text:span><text:line-break/><text:span text:style-name="T8">Блюдо, которое не портится в жару. Кочевники пользовались таким методом, отправлялись в дальний путь и не боялись, что припасы пропадут. Говядину нарезают соломкой, солят и вывешивают в место, где оно будет сушиться на ветру без солнечных лучей. Так консервируют мясо, которое не теряет вкус и свои полезные качества. Заготовку добавляют в горячие блюда или едят как перекус.</text:span></text:p>
      <text:p text:style-name="P9">Буузы</text:p>
      <text:p text:style-name="P10">Любимое блюдо истинного бурята. Буузы схожи с грузинскими хинкалями или азиатскими мантами. Но они имеют свои особенности. Готовятся буузы из мяса говядины, конины, баранины, свинины или даже из рыбы. Мясо перемалывают или рубят ножами на мелкие кусочки. Добавляют лук, соль и перец. Заворачивают в тесто, оставляют открытую верхушку и варят на пару. С виду блюдо похоже на монгольскую юрту.</text:p>
      <text:p text:style-name="P11">Бухлёр</text:p>
      <text:p text:style-name="P12">Суп варится из кусков мяса, иногда добавляют овощи для сочности вкуса. За обеденным столом принято брать руками мясные куски и начисто обгладывать кости животного. При этом всё запивается жирным бульоном. Буряты говорят: «Чем чище кость, тем красивее будут дети».</text:p>
      <text:p text:style-name="P13"/>
      <text:p text:style-name="P14">Хушуур</text:p>
      <text:p text:style-name="P15"><text:span text:style-name="T16">Ингредиенты такие же, что и на буузы. Но при лепке на верхушке не оставляют отверстие и готовят не на пару, а жарят в раскалённом масле. Тесто получается золотистое и хрустящее с бульоном внутри.</text:span></text:p>
      <text:h text:style-name="P17" text:outline-level="3">Белая пища</text:h>
      <text:p text:style-name="Обычный"><text:span text:style-name="T18">Главный праздник бурят – «Сагаалган» переводится как «Белый месяц». В этот день наступает новый год, который знаменует обновление природы, начало жизни с «чистого листа».</text:span><text:line-break/><text:line-break/><text:span text:style-name="T19">На праздничный стол готовили разную пищу из молочных продуктов: зутрансай, сметана, творог, урмэн, хурууд, зоохэй — саламат. Буряты едят белую пищу только ложкой или руками, запрещено есть вилкой. Так чтут традиции и культуру предков. Почётным гостям в первую очередь подают молоко — в знак гостеприимства и уважения.</text:span></text:p>
      <text:p text:style-name="P20"><text:span text:style-name="T21">Зутрансай</text:span><text:span text:style-name="T22"><text:s/></text:span></text:p>
      <text:p text:style-name="P23">Бурятский чай. Это не просто чай, к которому все привыкли. Сытный и калорийный напиток, который может заменить полноценный приём пищи. Зелёный плиточный чай заваривают в воде. Зерно из пшена перемалывают, обжаривают и засыпают в напиток. В чай добавляется сливочное масло, молоко и соль. Получается зутрансай, который с давних времён согревал кочевников в сильные морозы. Люди реже болели и всегда были в тонусе.</text:p>
      <text:p text:style-name="P24"><text:span text:style-name="T25">Урмэн<text:s/></text:span><text:span text:style-name="T26">(Урмэ)<text:s/></text:span></text:p>
      <text:p text:style-name="P27"><text:s/>Пенка с верхушки молока. Молоко кипятят и ставят в прохладное место. Через несколько часов сверху появляется пенка, её аккуратно собирают в отдельную ёмкость и ставят на стол для угощений.</text:p>
      <text:p text:style-name="P28"><text:span text:style-name="T29">Сэгээ<text:s/></text:span><text:span text:style-name="T30"><text:s/></text:span></text:p>
      <text:p text:style-name="P31">Кумыс. Готовится из молока кобылиц. Напиток, который славится богатством полезных веществ. Его пьют для повышения иммунитета и укрепления здоровья. Он малокалориен, придаёт организму человека сил и энергии. Рецепт несложный. В парное кобылье молоко добавляют закваску, оставляют на пару дней. После наслаждаются освежающим напитком.</text:p>
      <text:p text:style-name="P32"><text:span text:style-name="T33">Зоохэй<text:s/></text:span><text:span text:style-name="T34"><text:s/></text:span></text:p>
      <text:p text:style-name="P35">Саламат. Сметану подогревают на медленном огне и беспрерывно перемешивают. Частично добавляют ржаную муку. При размешивании от массы начинает отделяться масло. Чем больше, тем вкуснее будет блюдо. Держат на огне, пока не образуется румяная корочка. Можно добавить сахар и есть на десерт.</text:p>
      <text:p text:style-name="P36"/>
      <text:p text:style-name="P37">Хурууд<text:s/></text:p>
      <text:p text:style-name="P38"><text:span text:style-name="T39">Домашний сыр. На минимальном огне кипятят простоквашу до состояния творожной массы, процеживают через сито, придают плоскую форму и придавливают прессом. Так получается сытный и вкусный сыр по-бурятски.</text:span></text:p>
      <text:p text:style-name="Обычный"/>
      <text:p text:style-name="P40"/>
      <text:p text:style-name="P41"/>
      <text:p text:style-name="P42"/>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3" style:display-name="Заголовок 3" style:family="paragraph" style:parent-style-name="Обычный" style:next-style-name="Обычный" style:default-outline-level="3">
      <style:paragraph-properties fo:keep-with-next="always" fo:keep-together="always" fo:margin-top="0.1111in" fo:margin-bottom="0.0555in"/>
      <style:text-properties style:font-name-asian="MS Mincho" style:font-name-complex="MS Gothic" fo:color="#0F4761" fo:font-size="14pt" style:font-size-asian="14pt" style:font-size-complex="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l Lenkin</meta:initial-creator>
    <dc:creator>Danil Lenkin</dc:creator>
    <meta:creation-date>2024-09-28T12:25:00Z</meta:creation-date>
    <dc:date>2024-09-28T12:25:00Z</dc:date>
    <meta:template xlink:href="Normal.dotm" xlink:type="simple"/>
    <meta:editing-cycles>1</meta:editing-cycles>
    <meta:editing-duration>PT0S</meta:editing-duration>
    <meta:document-statistic meta:page-count="1" meta:paragraph-count="7" meta:word-count="593" meta:character-count="3972" meta:row-count="28" meta:non-whitespace-character-count="3386"/>
  </office:meta>
</office:document-meta>
</file>